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Dashed" svg:stroke-width="0.1cm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5.875cm" svg:height="1.5cm" svg:x="7.25cm" svg:y="8cm">
          <text:p text:style-name="P1">cci_base_param</text:p>
        </draw:rect>
        <draw:rect draw:style-name="gr1" draw:text-style-name="P2" draw:layer="layout" svg:width="5.875cm" svg:height="1.5cm" svg:x="7.25cm" svg:y="11.125cm">
          <text:p text:style-name="P1">cci_param&lt;T&gt;</text:p>
        </draw:rect>
        <draw:rect draw:style-name="gr1" draw:text-style-name="P2" draw:layer="layout" svg:width="5.875cm" svg:height="1.5cm" svg:x="14.125cm" svg:y="1.875cm">
          <text:p text:style-name="P1">gs_param_base</text:p>
        </draw:rect>
        <draw:rect draw:style-name="gr1" draw:text-style-name="P2" draw:layer="layout" svg:width="5.875cm" svg:height="1.5cm" svg:x="14.125cm" svg:y="5cm">
          <text:p text:style-name="P1">gs_param&lt;T&gt;</text:p>
        </draw:rect>
        <draw:line draw:style-name="gr2" draw:text-style-name="P2" draw:layer="layout" svg:x1="17cm" svg:y1="5cm" svg:x2="17cm" svg:y2="3.375cm">
          <text:p/>
        </draw:line>
        <draw:line draw:style-name="gr3" draw:text-style-name="P2" draw:layer="layout" svg:x1="13.25cm" svg:y1="11.5cm" svg:x2="17cm" svg:y2="6.5cm">
          <text:p/>
        </draw:line>
        <draw:line draw:style-name="gr2" draw:text-style-name="P2" draw:layer="layout" svg:x1="10.25cm" svg:y1="11.125cm" svg:x2="10.25cm" svg:y2="9.5cm">
          <text:p/>
        </draw:line>
        <draw:frame draw:style-name="gr4" draw:layer="layout" svg:width="1.984cm" svg:height="0.962cm" svg:x="14.125cm" svg:y="9.875cm">
          <draw:text-box>
            <text:p>owns</text:p>
          </draw:text-box>
        </draw:frame>
        <draw:line draw:style-name="gr3" draw:text-style-name="P2" draw:layer="layout" svg:x1="13.25cm" svg:y1="8.875cm" svg:x2="17cm" svg:y2="6.5cm">
          <text:p/>
        </draw:line>
        <draw:frame draw:style-name="gr4" draw:text-style-name="P4" draw:layer="layout" svg:width="2.589cm" svg:height="1.361cm" svg:x="12.991cm" svg:y="6.588cm">
          <draw:text-box>
            <text:p text:style-name="P3"><text:span text:style-name="T1">has</text:span></text:p>
            <text:p text:style-name="P3"><text:span text:style-name="T1">re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Christian Schröder</meta:initial-creator>
    <meta:creation-date>2009-08-24T15:23:48</meta:creation-date>
    <dc:creator>Christian Schröder</dc:creator>
    <dc:date>2010-02-24T16:22:18</dc:date>
    <dc:language>de-DE</dc:language>
    <meta:editing-cycles>3</meta:editing-cycles>
    <meta:editing-duration>PT00H07M37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